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1F505B000013A3000013D852D2DE8A5B74BC55.svg" manifest:media-type="image/svg+xml"/>
  <manifest:file-entry manifest:full-path="Pictures/101F505B000013A3000013D811716104D6465DD0.svg" manifest:media-type="image/svg+xml"/>
  <manifest:file-entry manifest:full-path="Pictures/101F505B000013A3000013D8DF3DD74C54C05E86.svg" manifest:media-type="image/svg+xml"/>
  <manifest:file-entry manifest:full-path="Pictures/100000010000011D000001207275138CF9014D89.png" manifest:media-type="image/png"/>
  <manifest:file-entry manifest:full-path="Pictures/101F505B000013A3000013D85D98F703B7581037.svg" manifest:media-type="image/svg+xml"/>
  <manifest:file-entry manifest:full-path="Pictures/100000010000011D00000120C9E1443E2EA01E81.png" manifest:media-type="image/png"/>
  <manifest:file-entry manifest:full-path="Pictures/101F505B000013A3000013D87B9E3FCA31961F0F.svg" manifest:media-type="image/svg+xml"/>
  <manifest:file-entry manifest:full-path="Pictures/100000010000011D0000012063D5BB7C57868C5A.png" manifest:media-type="image/png"/>
  <manifest:file-entry manifest:full-path="Pictures/100000010000011D0000012049C032BE4460AD7E.png" manifest:media-type="image/png"/>
  <manifest:file-entry manifest:full-path="Pictures/100000010000011D0000012039E599798DD6181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026cm" svg:height="5.079cm" svg:x="8.059cm" svg:y="7.585cm">
          <draw:image xlink:href="Pictures/101F505B000013A3000013D811716104D6465DD0.svg" xlink:type="simple" xlink:show="embed" xlink:actuate="onLoad" draw:mime-type="image/svg+xml">
            <text:p/>
          </draw:image>
          <draw:image xlink:href="Pictures/101F505B000013A3000013D811716104D6465DD0.svg" xlink:type="simple" xlink:show="embed" xlink:actuate="onLoad" draw:mime-type="image/svg+xml"/>
        </draw:frame>
        <draw:frame draw:style-name="gr1" draw:text-style-name="P1" draw:layer="layout" svg:width="5.026cm" svg:height="5.079cm" svg:x="1.638cm" svg:y="7.608cm">
          <draw:image xlink:href="Pictures/101F505B000013A3000013D8DF3DD74C54C05E86.svg" xlink:type="simple" xlink:show="embed" xlink:actuate="onLoad" draw:mime-type="image/svg+xml">
            <text:p/>
          </draw:image>
          <draw:image xlink:href="Pictures/100000010000011D00000120C9E1443E2EA01E81.png" xlink:type="simple" xlink:show="embed" xlink:actuate="onLoad" draw:mime-type="image/png"/>
        </draw:frame>
        <draw:frame draw:style-name="gr1" draw:text-style-name="P1" draw:layer="layout" svg:width="5.026cm" svg:height="5.079cm" svg:x="14.527cm" svg:y="1.481cm">
          <draw:image xlink:href="Pictures/101F505B000013A3000013D87B9E3FCA31961F0F.svg" xlink:type="simple" xlink:show="embed" xlink:actuate="onLoad" draw:mime-type="image/svg+xml">
            <text:p/>
          </draw:image>
          <draw:image xlink:href="Pictures/100000010000011D0000012063D5BB7C57868C5A.png" xlink:type="simple" xlink:show="embed" xlink:actuate="onLoad" draw:mime-type="image/png"/>
        </draw:frame>
        <draw:frame draw:style-name="gr1" draw:text-style-name="P1" draw:layer="layout" svg:width="5.026cm" svg:height="5.079cm" svg:x="8cm" svg:y="1.552cm">
          <draw:image xlink:href="Pictures/101F505B000013A3000013D852D2DE8A5B74BC55.svg" xlink:type="simple" xlink:show="embed" xlink:actuate="onLoad" draw:mime-type="image/svg+xml">
            <text:p/>
          </draw:image>
          <draw:image xlink:href="Pictures/100000010000011D000001207275138CF9014D89.png" xlink:type="simple" xlink:show="embed" xlink:actuate="onLoad" draw:mime-type="image/png"/>
        </draw:frame>
        <draw:frame draw:style-name="gr1" draw:text-style-name="P1" draw:layer="layout" svg:width="5.026cm" svg:height="5.079cm" svg:x="1.579cm" svg:y="1.517cm">
          <draw:image xlink:href="Pictures/101F505B000013A3000013D85D98F703B7581037.svg" xlink:type="simple" xlink:show="embed" xlink:actuate="onLoad" draw:mime-type="image/svg+xml">
            <text:p/>
          </draw:image>
          <draw:image xlink:href="Pictures/100000010000011D0000012049C032BE4460AD7E.png" xlink:type="simple" xlink:show="embed" xlink:actuate="onLoad" draw:mime-type="image/png"/>
        </draw:frame>
        <draw:frame draw:style-name="gr1" draw:text-style-name="P1" draw:layer="layout" svg:width="5.026cm" svg:height="5.079cm" svg:x="8.082cm" svg:y="21.132cm">
          <draw:image xlink:href="Pictures/101F505B000013A3000013D811716104D6465DD0.svg" xlink:type="simple" xlink:show="embed" xlink:actuate="onLoad" draw:mime-type="image/svg+xml">
            <text:p/>
          </draw:image>
          <draw:image xlink:href="Pictures/100000010000011D0000012039E599798DD61818.png" xlink:type="simple" xlink:show="embed" xlink:actuate="onLoad" draw:mime-type="image/png"/>
        </draw:frame>
        <draw:frame draw:style-name="gr1" draw:text-style-name="P1" draw:layer="layout" svg:width="5.026cm" svg:height="5.079cm" svg:x="1.661cm" svg:y="21.155cm">
          <draw:image xlink:href="Pictures/101F505B000013A3000013D8DF3DD74C54C05E86.svg" xlink:type="simple" xlink:show="embed" xlink:actuate="onLoad" draw:mime-type="image/svg+xml">
            <text:p/>
          </draw:image>
          <draw:image xlink:href="Pictures/100000010000011D00000120C9E1443E2EA01E81.png" xlink:type="simple" xlink:show="embed" xlink:actuate="onLoad" draw:mime-type="image/png"/>
        </draw:frame>
        <draw:frame draw:style-name="gr1" draw:text-style-name="P1" draw:layer="layout" svg:width="5.026cm" svg:height="5.079cm" svg:x="14.55cm" svg:y="15.028cm">
          <draw:image xlink:href="Pictures/101F505B000013A3000013D87B9E3FCA31961F0F.svg" xlink:type="simple" xlink:show="embed" xlink:actuate="onLoad" draw:mime-type="image/svg+xml">
            <text:p/>
          </draw:image>
          <draw:image xlink:href="Pictures/100000010000011D0000012063D5BB7C57868C5A.png" xlink:type="simple" xlink:show="embed" xlink:actuate="onLoad" draw:mime-type="image/png"/>
        </draw:frame>
        <draw:frame draw:style-name="gr1" draw:text-style-name="P1" draw:layer="layout" svg:width="5.026cm" svg:height="5.079cm" svg:x="8.023cm" svg:y="15.099cm">
          <draw:image xlink:href="Pictures/101F505B000013A3000013D852D2DE8A5B74BC55.svg" xlink:type="simple" xlink:show="embed" xlink:actuate="onLoad" draw:mime-type="image/svg+xml">
            <text:p/>
          </draw:image>
          <draw:image xlink:href="Pictures/100000010000011D000001207275138CF9014D89.png" xlink:type="simple" xlink:show="embed" xlink:actuate="onLoad" draw:mime-type="image/png"/>
        </draw:frame>
        <draw:frame draw:style-name="gr1" draw:text-style-name="P1" draw:layer="layout" svg:width="5.026cm" svg:height="5.079cm" svg:x="1.602cm" svg:y="15.064cm">
          <draw:image xlink:href="Pictures/101F505B000013A3000013D85D98F703B7581037.svg" xlink:type="simple" xlink:show="embed" xlink:actuate="onLoad" draw:mime-type="image/svg+xml">
            <text:p/>
          </draw:image>
          <draw:image xlink:href="Pictures/100000010000011D0000012049C032BE4460AD7E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12T14:30:50.064000000</meta:creation-date>
    <meta:print-date>2024-07-12T14:34:39.596000000</meta:print-date>
    <dc:date>2024-07-12T15:15:26.023000000</dc:date>
    <meta:editing-duration>PT44M36S</meta:editing-duration>
    <meta:editing-cycles>1</meta:editing-cycles>
    <meta:document-statistic meta:object-count="10"/>
    <meta:generator>LibreOffice/7.5.5.2$Windows_X86_64 LibreOffice_project/ca8fe7424262805f223b9a2334bc7181abbcbf5e</meta:generator>
  </office:meta>
</office:document-meta>
</file>